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2T10:3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Paragraph Split</text:h>
      <text:p text:style-name="Text_20_body">In this example, the following paragraph will be split into two paragraphs by inserting a carriage return in between the square brackets.</text:p>
      <text:p text:style-name="Text_20_body" split:split001-idref="split1">This paragraph will be split.[</text:p>
      <text:p text:style-name="Text_20_body" delta:split-id="split1" delta:insertion-change-idref="ct1" delta:insertion-type="split">]This will be in the new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10:30:16</meta:creation-date>
    <dc:date>2010-06-22T10:32:15</dc:date>
    <dc:creator>Tristan Mitchell</dc:creator>
    <meta:editing-duration>PT00H01M54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4" meta:word-count="37" meta:character-count="224"/>
  </office:meta>
</office:document-meta>
</file>